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55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6_20_BR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7 BRT" table:style-name="ta1" table:print="false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1017" table:default-cell-style-name="ce8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7" table:number-columns-repeated="3"/>
          <table:table-cell table:style-name="ce27" table:number-columns-repeated="1017"/>
          <table:table-cell/>
        </table:table-row>
        <table:table-row table:style-name="ro2">
          <table:table-cell table:style-name="ce2" office:value-type="string">
            <text:p>THEATER 7 BARAT</text:p>
          </table:table-cell>
          <table:table-cell table:style-name="ce2" table:number-columns-repeated="2"/>
          <table:table-cell table:style-name="ce17" table:number-columns-repeated="3"/>
          <table:table-cell table:style-name="ce27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9" office:value-type="string">
            <text:p>JML</text:p>
          </table:table-cell>
          <table:table-cell table:style-name="ce12" office:value-type="string" table:number-columns-spanned="1" table:number-rows-spanned="2">
            <text:p>HTM</text:p>
          </table:table-cell>
          <table:table-cell table:style-name="ce19" office:value-type="string" table:number-columns-spanned="3" table:number-rows-spanned="1">
            <text:p>STUDIO 7</text:p>
          </table:table-cell>
          <table:covered-table-cell table:number-columns-repeated="2" table:style-name="ce19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0" office:value-type="string">
            <text:p>PENTN</text:p>
          </table:table-cell>
          <table:covered-table-cell table:style-name="ce13"/>
          <table:table-cell table:style-name="ce19" office:value-type="string">
            <text:p>OMZET (G)</text:p>
          </table:table-cell>
          <table:table-cell table:style-name="ce19" office:value-type="string">
            <text:p>(DPP)</text:p>
          </table:table-cell>
          <table:table-cell table:style-name="ce19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0" table:formula="of:=SUM([.B7]*[.C7])" office:value-type="float" office:value="0">
            <text:p>0</text:p>
          </table:table-cell>
          <table:table-cell table:style-name="ce21" table:formula="of:=SUM([.D7]*100/110)" office:value-type="float" office:value="0">
            <text:p>0</text:p>
          </table:table-cell>
          <table:table-cell table:style-name="ce20" table:formula="of:=SUM([.E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8]*[.C8])" office:value-type="float" office:value="0">
            <text:p>0</text:p>
          </table:table-cell>
          <table:table-cell table:style-name="ce21" table:formula="of:=SUM([.D8]*100/110)" office:value-type="float" office:value="0">
            <text:p>0</text:p>
          </table:table-cell>
          <table:table-cell table:style-name="ce21" table:formula="of:=SUM([.E8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9]*[.C9])" office:value-type="float" office:value="0">
            <text:p>0</text:p>
          </table:table-cell>
          <table:table-cell table:style-name="ce21" table:formula="of:=SUM([.D9]*100/110)" office:value-type="float" office:value="0">
            <text:p>0</text:p>
          </table:table-cell>
          <table:table-cell table:style-name="ce21" table:formula="of:=SUM([.E9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0]*[.C10])" office:value-type="float" office:value="0">
            <text:p>0</text:p>
          </table:table-cell>
          <table:table-cell table:style-name="ce21" table:formula="of:=SUM([.D10]*100/110)" office:value-type="float" office:value="0">
            <text:p>0</text:p>
          </table:table-cell>
          <table:table-cell table:style-name="ce21" table:formula="of:=SUM([.E10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1]*[.C11])" office:value-type="float" office:value="0">
            <text:p>0</text:p>
          </table:table-cell>
          <table:table-cell table:style-name="ce21" table:formula="of:=SUM([.D11]*100/110)" office:value-type="float" office:value="0">
            <text:p>0</text:p>
          </table:table-cell>
          <table:table-cell table:style-name="ce21" table:formula="of:=SUM([.E1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2]*[.C12])" office:value-type="float" office:value="0">
            <text:p>0</text:p>
          </table:table-cell>
          <table:table-cell table:style-name="ce21" table:formula="of:=SUM([.D12]*100/110)" office:value-type="float" office:value="0">
            <text:p>0</text:p>
          </table:table-cell>
          <table:table-cell table:style-name="ce21" table:formula="of:=SUM([.E12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3]*[.C13])" office:value-type="float" office:value="0">
            <text:p>0</text:p>
          </table:table-cell>
          <table:table-cell table:style-name="ce21" table:formula="of:=SUM([.D13]*100/110)" office:value-type="float" office:value="0">
            <text:p>0</text:p>
          </table:table-cell>
          <table:table-cell table:style-name="ce21" table:formula="of:=SUM([.E13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4]*[.C14])" office:value-type="float" office:value="0">
            <text:p>0</text:p>
          </table:table-cell>
          <table:table-cell table:style-name="ce21" table:formula="of:=SUM([.D14]*100/110)" office:value-type="float" office:value="0">
            <text:p>0</text:p>
          </table:table-cell>
          <table:table-cell table:style-name="ce21" table:formula="of:=SUM([.E1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3">
            <text:p>3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15]*[.C15])" office:value-type="float" office:value="120000">
            <text:p>120,000</text:p>
          </table:table-cell>
          <table:table-cell table:style-name="ce21" table:formula="of:=SUM([.D15]*100/110)" office:value-type="float" office:value="109090.909090909">
            <text:p>109,091</text:p>
          </table:table-cell>
          <table:table-cell table:style-name="ce21" table:formula="of:=SUM([.E15]*0.1)" office:value-type="float" office:value="10909.0909090909">
            <text:p>10,909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6]*[.C16])" office:value-type="float" office:value="0">
            <text:p>0</text:p>
          </table:table-cell>
          <table:table-cell table:style-name="ce21" table:formula="of:=SUM([.D16]*100/110)" office:value-type="float" office:value="0">
            <text:p>0</text:p>
          </table:table-cell>
          <table:table-cell table:style-name="ce21" table:formula="of:=SUM([.E16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7]*[.C17])" office:value-type="float" office:value="0">
            <text:p>0</text:p>
          </table:table-cell>
          <table:table-cell table:style-name="ce21" table:formula="of:=SUM([.D17]*100/110)" office:value-type="float" office:value="0">
            <text:p>0</text:p>
          </table:table-cell>
          <table:table-cell table:style-name="ce21" table:formula="of:=SUM([.E1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8]*[.C18])" office:value-type="float" office:value="0">
            <text:p>0</text:p>
          </table:table-cell>
          <table:table-cell table:style-name="ce21" table:formula="of:=SUM([.D18]*100/110)" office:value-type="float" office:value="0">
            <text:p>0</text:p>
          </table:table-cell>
          <table:table-cell table:style-name="ce21" table:formula="of:=SUM([.E18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9]*[.C19])" office:value-type="float" office:value="0">
            <text:p>0</text:p>
          </table:table-cell>
          <table:table-cell table:style-name="ce21" table:formula="of:=SUM([.D19]*100/110)" office:value-type="float" office:value="0">
            <text:p>0</text:p>
          </table:table-cell>
          <table:table-cell table:style-name="ce21" table:formula="of:=SUM([.E19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0]*[.C20])" office:value-type="float" office:value="0">
            <text:p>0</text:p>
          </table:table-cell>
          <table:table-cell table:style-name="ce21" table:formula="of:=SUM([.D20]*100/110)" office:value-type="float" office:value="0">
            <text:p>0</text:p>
          </table:table-cell>
          <table:table-cell table:style-name="ce21" table:formula="of:=SUM([.E20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1]*[.C21])" office:value-type="float" office:value="0">
            <text:p>0</text:p>
          </table:table-cell>
          <table:table-cell table:style-name="ce21" table:formula="of:=SUM([.D21]*100/110)" office:value-type="float" office:value="0">
            <text:p>0</text:p>
          </table:table-cell>
          <table:table-cell table:style-name="ce21" table:formula="of:=SUM([.E2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84">
            <text:p>84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2]*[.C22])" office:value-type="float" office:value="3360000">
            <text:p>3,360,000</text:p>
          </table:table-cell>
          <table:table-cell table:style-name="ce21" table:formula="of:=SUM([.D22]*100/110)" office:value-type="float" office:value="3054545.45454545">
            <text:p>3,054,545</text:p>
          </table:table-cell>
          <table:table-cell table:style-name="ce21" table:formula="of:=SUM([.E22]*0.1)" office:value-type="float" office:value="305454.545454545">
            <text:p>305,455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65">
            <text:p>65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3]*[.C23])" office:value-type="float" office:value="2600000">
            <text:p>2,600,000</text:p>
          </table:table-cell>
          <table:table-cell table:style-name="ce21" table:formula="of:=SUM([.D23]*100/110)" office:value-type="float" office:value="2363636.36363636">
            <text:p>2,363,636</text:p>
          </table:table-cell>
          <table:table-cell table:style-name="ce21" table:formula="of:=SUM([.E23]*0.1)" office:value-type="float" office:value="236363.636363636">
            <text:p>236,364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79">
            <text:p>79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4]*[.C24])" office:value-type="float" office:value="1975000">
            <text:p>1,975,000</text:p>
          </table:table-cell>
          <table:table-cell table:style-name="ce21" table:formula="of:=SUM([.D24]*100/110)" office:value-type="float" office:value="1795454.54545455">
            <text:p>1,795,455</text:p>
          </table:table-cell>
          <table:table-cell table:style-name="ce21" table:formula="of:=SUM([.E24]*0.1)" office:value-type="float" office:value="179545.454545455">
            <text:p>179,545</text:p>
          </table:table-cell>
          <table:table-cell table:style-name="ce28" table:number-columns-repeated="1017"/>
          <table:table-cell/>
        </table:table-row>
        <table:table-row table:style-name="ro2">
          <table:table-cell table:number-columns-repeated="2" table:style-name="ce5" office:value-type="float" office:value="19">
            <text:p>19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5]*[.C25])" office:value-type="float" office:value="475000">
            <text:p>475,000</text:p>
          </table:table-cell>
          <table:table-cell table:style-name="ce21" table:formula="of:=SUM([.D25]*100/110)" office:value-type="float" office:value="431818.181818182">
            <text:p>431,818</text:p>
          </table:table-cell>
          <table:table-cell table:style-name="ce21" table:formula="of:=SUM([.E25]*0.1)" office:value-type="float" office:value="43181.8181818182">
            <text:p>43,182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101">
            <text:p>101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6]*[.C26])" office:value-type="float" office:value="2525000">
            <text:p>2,525,000</text:p>
          </table:table-cell>
          <table:table-cell table:style-name="ce21" table:formula="of:=SUM([.D26]*100/110)" office:value-type="float" office:value="2295454.54545455">
            <text:p>2,295,455</text:p>
          </table:table-cell>
          <table:table-cell table:style-name="ce21" table:formula="of:=SUM([.E26]*0.1)" office:value-type="float" office:value="229545.454545455">
            <text:p>229,545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94">
            <text:p>94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7]*[.C27])" office:value-type="float" office:value="2350000">
            <text:p>2,350,000</text:p>
          </table:table-cell>
          <table:table-cell table:style-name="ce21" table:formula="of:=SUM([.D27]*100/110)" office:value-type="float" office:value="2136363.63636364">
            <text:p>2,136,364</text:p>
          </table:table-cell>
          <table:table-cell table:style-name="ce21" table:formula="of:=SUM([.E27]*0.1)" office:value-type="float" office:value="213636.363636364">
            <text:p>213,636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117">
            <text:p>117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28]*[.C28])" office:value-type="float" office:value="3510000">
            <text:p>3,510,000</text:p>
          </table:table-cell>
          <table:table-cell table:style-name="ce21" table:formula="of:=SUM([.D28]*100/110)" office:value-type="float" office:value="3190909.09090909">
            <text:p>3,190,909</text:p>
          </table:table-cell>
          <table:table-cell table:style-name="ce21" table:formula="of:=SUM([.E28]*0.1)" office:value-type="float" office:value="319090.909090909">
            <text:p>319,091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144">
            <text:p>144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9]*[.C29])" office:value-type="float" office:value="5760000">
            <text:p>5,760,000</text:p>
          </table:table-cell>
          <table:table-cell table:style-name="ce21" table:formula="of:=SUM([.D29]*100/110)" office:value-type="float" office:value="5236363.63636364">
            <text:p>5,236,364</text:p>
          </table:table-cell>
          <table:table-cell table:style-name="ce21" table:formula="of:=SUM([.E29]*0.1)" office:value-type="float" office:value="523636.363636364">
            <text:p>523,636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4">
            <text:p>24</text:p>
          </table:table-cell>
          <table:table-cell table:style-name="ce5" office:value-type="float" office:value="138">
            <text:p>138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30]*[.C30])" office:value-type="float" office:value="5520000">
            <text:p>5,520,000</text:p>
          </table:table-cell>
          <table:table-cell table:style-name="ce21" table:formula="of:=SUM([.D30]*100/110)" office:value-type="float" office:value="5018181.81818182">
            <text:p>5,018,182</text:p>
          </table:table-cell>
          <table:table-cell table:style-name="ce21" table:formula="of:=SUM([.E30]*0.1)" office:value-type="float" office:value="501818.181818182">
            <text:p>501,818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100">
            <text:p>100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1]*[.C31])" office:value-type="float" office:value="2500000">
            <text:p>2,500,000</text:p>
          </table:table-cell>
          <table:table-cell table:style-name="ce21" table:formula="of:=SUM([.D31]*100/110)" office:value-type="float" office:value="2272727.27272727">
            <text:p>2,272,727</text:p>
          </table:table-cell>
          <table:table-cell table:style-name="ce21" table:formula="of:=SUM([.E31]*0.1)" office:value-type="float" office:value="227272.727272727">
            <text:p>227,273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70">
            <text:p>70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2]*[.C32])" office:value-type="float" office:value="1750000">
            <text:p>1,750,000</text:p>
          </table:table-cell>
          <table:table-cell table:style-name="ce21" table:formula="of:=SUM([.D32]*100/110)" office:value-type="float" office:value="1590909.09090909">
            <text:p>1,590,909</text:p>
          </table:table-cell>
          <table:table-cell table:style-name="ce21" table:formula="of:=SUM([.E32]*0.1)" office:value-type="float" office:value="159090.909090909">
            <text:p>159,091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70">
            <text:p>70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3]*[.C33])" office:value-type="float" office:value="1750000">
            <text:p>1,750,000</text:p>
          </table:table-cell>
          <table:table-cell table:style-name="ce21" table:formula="of:=SUM([.D33]*100/110)" office:value-type="float" office:value="1590909.09090909">
            <text:p>1,590,909</text:p>
          </table:table-cell>
          <table:table-cell table:style-name="ce21" table:formula="of:=SUM([.E33]*0.1)" office:value-type="float" office:value="159090.909090909">
            <text:p>159,091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104">
            <text:p>104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4]*[.C34])" office:value-type="float" office:value="2600000">
            <text:p>2,600,000</text:p>
          </table:table-cell>
          <table:table-cell table:style-name="ce21" table:formula="of:=SUM([.D34]*100/110)" office:value-type="float" office:value="2363636.36363636">
            <text:p>2,363,636</text:p>
          </table:table-cell>
          <table:table-cell table:style-name="ce21" table:formula="of:=SUM([.E34]*0.1)" office:value-type="float" office:value="236363.636363636">
            <text:p>236,364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5]*[.C35])" office:value-type="float" office:value="0">
            <text:p>0</text:p>
          </table:table-cell>
          <table:table-cell table:style-name="ce21" table:formula="of:=SUM([.D35]*100/110)" office:value-type="float" office:value="0">
            <text:p>0</text:p>
          </table:table-cell>
          <table:table-cell table:style-name="ce21" table:formula="of:=SUM([.E35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6]*[.C36])" office:value-type="float" office:value="0">
            <text:p>0</text:p>
          </table:table-cell>
          <table:table-cell table:style-name="ce21" table:formula="of:=SUM([.D36]*100/110)" office:value-type="float" office:value="0">
            <text:p>0</text:p>
          </table:table-cell>
          <table:table-cell table:style-name="ce21" table:formula="of:=SUM([.E36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7]*[.C37])" office:value-type="float" office:value="0">
            <text:p>0</text:p>
          </table:table-cell>
          <table:table-cell table:style-name="ce21" table:formula="of:=SUM([.D37]*100/110)" office:value-type="float" office:value="0">
            <text:p>0</text:p>
          </table:table-cell>
          <table:table-cell table:style-name="ce25" table:formula="of:=SUM([.E3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1" table:formula="of:=SUM([.B7:.B37])" office:value-type="float" office:value="1188">
            <text:p>1,188</text:p>
          </table:table-cell>
          <table:table-cell table:style-name="ce11"/>
          <table:table-cell table:style-name="ce23" table:formula="of:=SUM([.D7:.D37])" office:value-type="float" office:value="36795000">
            <text:p>36,795,000</text:p>
          </table:table-cell>
          <table:table-cell table:style-name="ce23" table:formula="of:=SUM([.E7:.E37])" office:value-type="float" office:value="33450000">
            <text:p>33,450,000</text:p>
          </table:table-cell>
          <table:table-cell table:style-name="ce26" table:formula="of:=SUM([.F7:.F37])" office:value-type="float" office:value="3345000">
            <text:p>3,345,000</text:p>
          </table:table-cell>
          <table:table-cell table:style-name="ce28" table:number-columns-repeated="1017"/>
          <table:table-cell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8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6_20_BRT" style:display-name="PageStyle_TH 6 B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8:45:17.18</dc:date>
    <meta:generator>OpenOffice.org/3.4.1$Win32 OpenOffice.org_project/341m1$Build-9593</meta:generator>
    <meta:editing-duration>PT12M28S</meta:editing-duration>
    <meta:editing-cycles>4</meta:editing-cycles>
    <meta:document-statistic meta:table-count="1" meta:cell-count="203" meta:object-count="0"/>
  </office:meta>
</office:document-meta>
</file>